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style:text-properties style:font-name="Arimo" fo:font-size="20pt" style:font-size-asian="20pt" style:font-size-complex="20pt"/>
    </style:style>
    <style:style style:name="P3" style:family="paragraph">
      <style:text-properties style:font-size-asian="20pt" style:font-size-complex="20pt"/>
    </style:style>
    <style:style style:name="T1" style:family="text">
      <style:text-properties style:font-name="Arimo"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BenchMark Generation</text:p>
          </draw:text-box>
        </draw:frame>
        <draw:frame presentation:style-name="pr2" draw:text-style-name="P1" draw:layer="layout" svg:width="25.5cm" svg:height="7cm" svg:x="1.5cm" svg:y="13cm" presentation:class="subtitle">
          <draw:text-box>
            <text:p>- Using Attributed Graph Gramma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3">
              <text:list-item>
                <text:p text:style-name="P2"><text:span text:style-name="T1">Firstly, step by step of whole Benchmark Generation will be explained here :-</text:span></text:p>
              </text:list-item>
            </text:list>
            <text:list text:style-name="L4">
              <text:list-item>
                <text:p text:style-name="P3"><text:span text:style-name="T1">Sub-circuits Extraction :- </text:span></text:p>
                <text:list>
                  <text:list-item>
                    <text:p text:style-name="P3"><text:span text:style-name="T1">All possible sub-circuits are extracted from ISCAS-85 benchmark circuits; with size varying from 5 gates – 30 gates.</text:span></text:p>
                  </text:list-item>
                  <text:list-item>
                    <text:p text:style-name="P3"><text:span text:style-name="T1">After extraction; we will count the frequency of a particular kind of circuit among the complete data-base of extracted sub-circuits using graph isomorphism.</text:span></text:p>
                  </text:list-item>
                  <text:list-item>
                    <text:p text:style-name="P3"><text:span text:style-name="T1">Depending on frequency of occurrence, we will select or segregate the sub-circuits which are used in various benchmarks among ISCAS-85. For example; if a particular sub-circuit is used or occurred in 3-4 benchmarks in the ISCAS-85; it will be selected.</text:span></text:p>
                  </text:list-item>
                  <text:list-item>
                    <text:p text:style-name="P3"><text:span text:style-name="T1">After segregation; we will have frequently used sub-circuits which will be served as inputs for generation of larger circuit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 of Extraction</text:p>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 of Counting Frequency</text:p>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Sub-circuits Selection :- </text:span></text:p>
                <text:list>
                  <text:list-item>
                    <text:p text:style-name="P3"><text:span text:style-name="T1">The sub-circuits which are extracted and filtered will be sorted into folders based on no. of inputs and outputs.</text:span></text:p>
                  </text:list-item>
                  <text:list-item>
                    <text:p text:style-name="P3"><text:span text:style-name="T1">User can select from these sub-circuits for generation of larger circuits.</text:span></text:p>
                  </text:list-item>
                  <text:list-item>
                    <text:p text:style-name="P3"><text:span text:style-name="T1">Once, the selection of sub-circuits are done. Automation script will be used; to see what inter-connect sequence between two possible sub-circuits is the best such that the possible connection won’t get optimized. So, here dc-compiler is used to see the optimization level between two sub-circuits. </text:span></text:p>
                  </text:list-item>
                  <text:list-item>
                    <text:p text:style-name="P3"><text:span text:style-name="T1">So, after each iteration; the best possible inter-connect sequence for two particular sub-circuits will be stored in form of dictionary such that the same sequence can be used for rule generation.</text:span></text:p>
                  </text:list-item>
                  <text:list-item>
                    <text:p text:style-name="P3"><text:span text:style-name="T1">While calculating inter-connect sequence; I will also calculate the average optimization factor provided by each sub-circuit such that based on the optimization factor, I will use those sub-circuits in weighted manner in generation of larger circuits.</text:span></text:p>
                  </text:list-item>
                  <text:list-item>
                    <text:p text:style-name="P3"><text:span text:style-name="T1">This process is done only once whenever sub-circuits are selected. Once they are selected and kept the same; then this whole process need not to be performed for further step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 of inter-connection of sub-circuits</text:p>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Rule Generation :- </text:span></text:p>
                <text:list>
                  <text:list-item>
                    <text:p text:style-name="P3"><text:span text:style-name="T1">The user needs to provide inputs for customized circuits:-</text:span></text:p>
                    <text:list>
                      <text:list-item>
                        <text:list>
                          <text:list-item>
                            <text:p text:style-name="P3"><text:span text:style-name="T1">No. of gates</text:span></text:p>
                          </text:list-item>
                          <text:list-item>
                            <text:p text:style-name="P3"><text:span text:style-name="T1">No. of levels (Note :- Level here is targeted as levels between the sub-circuits; it doesn’t consider the levels inside the sub-circuit)</text:span></text:p>
                          </text:list-item>
                          <text:list-item>
                            <text:p text:style-name="P3"><text:span text:style-name="T1">No. of inputs</text:span></text:p>
                          </text:list-item>
                          <text:list-item>
                            <text:p text:style-name="P3"><text:span text:style-name="T1">Sub-circuits which are to be imitated (already selected in previous step)</text:span></text:p>
                          </text:list-item>
                        </text:list>
                      </text:list-item>
                      <text:list-item>
                        <text:p text:style-name="P3"><text:span text:style-name="T1">After those inputs are taken; rules will be generated in the specified high level language based on the sub-circuits selected and the inter-connect sequence which was recorded previously.</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Rule Generation (Contd.) :- </text:span></text:p>
                <text:list>
                  <text:list-item>
                    <text:p text:style-name="P3"><text:span text:style-name="T1">Rules Generated :-</text:span></text:p>
                    <text:list>
                      <text:list-item>
                        <text:p text:style-name="P3"><text:span text:style-name="T1">Rule to connect input ports to each sub-circuits.</text:span></text:p>
                      </text:list-item>
                      <text:list-item>
                        <text:p text:style-name="P3"><text:span text:style-name="T1">Rule to connect one sub-circuit to another sub-circuit.</text:span></text:p>
                      </text:list-item>
                      <text:list-item>
                        <text:p text:style-name="P3"><text:span text:style-name="T1">Rule to clear the hook nodes.</text:span></text:p>
                      </text:list-item>
                      <text:list-item>
                        <text:p text:style-name="P3"><text:span text:style-name="T1">Rule to make a particular sub-circuit to be available for connection.</text:span></text:p>
                      </text:list-item>
                      <text:list-item>
                        <text:p text:style-name="P3"><text:span text:style-name="T1">Rule to change the hook nodes attributes.</text:span></text:p>
                      </text:list-item>
                    </text:list>
                  </text:list-item>
                  <text:list-item>
                    <text:p text:style-name="P3"><text:span text:style-name="T1">All these rules will be written automatically for the given sub-circuits in form of specifically developed high level languag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 of Rules</text:p>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Rule Sequence :- </text:span></text:p>
                <text:list>
                  <text:list-item>
                    <text:p text:style-name="P3"><text:span text:style-name="T1">The sequence will be developed in order to see how the attributed graph grammar rules should be implemented in which order and also how many times a particular rule need to be applied.</text:span></text:p>
                  </text:list-item>
                  <text:list-item>
                    <text:p text:style-name="P3"><text:span text:style-name="T1">Starting from zero level, for each level; rule sequence will be generated. The rule application will be on random weighted basis.</text:span></text:p>
                  </text:list-item>
                  <text:list-item>
                    <text:p text:style-name="P3"><text:span text:style-name="T1">In zero level, inputs to sub-circuits rules will be applied.</text:span></text:p>
                  </text:list-item>
                  <text:list-item>
                    <text:p text:style-name="P3"><text:span text:style-name="T1">And in further levels; sub-circuit to sub-circuit rules will be applied.</text:span></text:p>
                  </text:list-item>
                  <text:list-item>
                    <text:p text:style-name="P3"><text:span text:style-name="T1">Rule sequence and it’s application will be applied in such way that inter-level connection will be minimum.</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Usage of graph attributes in rules:- </text:span></text:p>
                <text:list>
                  <text:list-item>
                    <text:p text:style-name="P3"><text:span text:style-name="T1">For proper ordering of sub-circuits in order to create larger circuits; I used graph attributes for matching.</text:span></text:p>
                  </text:list-item>
                  <text:list-item>
                    <text:p text:style-name="P3"><text:span text:style-name="T1">Graph attributes such as :-</text:span></text:p>
                    <text:list>
                      <text:list-item>
                        <text:p text:style-name="P3"><text:span text:style-name="T1">Gate-type</text:span></text:p>
                      </text:list-item>
                      <text:list-item>
                        <text:p text:style-name="P3"><text:span text:style-name="T1">Node-type</text:span></text:p>
                      </text:list-item>
                      <text:list-item>
                        <text:p text:style-name="P3"><text:span text:style-name="T1">Sub-circuit number</text:span></text:p>
                      </text:list-item>
                      <text:list-item>
                        <text:p text:style-name="P3"><text:span text:style-name="T1">available_4_connection</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Final Step :-</text:span></text:p>
                <text:list>
                  <text:list-item>
                    <text:p text:style-name="P3"><text:span text:style-name="T1">After, all the rules and the rule sequence is generated. The High level language text file will be fed to the AGG tool in order to generate the larger benchmark according to the rule sequence.</text:span></text:p>
                  </text:list-item>
                  <text:list-item>
                    <text:p text:style-name="P3"><text:span text:style-name="T1">The host graph generated through the AGG tool will be returned in form ggx file and the ggx file will converted into verilog file which will be my final outpu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alysis On Results</text:p>
          </draw:text-box>
        </draw:frame>
        <draw:frame presentation:style-name="pr5" draw:text-style-name="P2" draw:layer="layout" svg:width="25.5cm" svg:height="13cm" svg:x="1cm" svg:y="5.5cm" presentation:class="outline" presentation:user-transformed="true">
          <draw:text-box>
            <text:list text:style-name="L4">
              <text:list-item>
                <text:p text:style-name="P2"><text:span text:style-name="T1">Analysis <text:s/>:-</text:span></text:p>
                <text:list>
                  <text:list-item>
                    <text:p text:style-name="P3"><text:span text:style-name="T1">A</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8-17T18:43:20.254841235</meta:creation-date>
    <meta:editing-duration>PT46M43S</meta:editing-duration>
    <meta:editing-cycles>12</meta:editing-cycles>
    <meta:generator>LibreOffice/6.0.7.3$Linux_X86_64 LibreOffice_project/00m0$Build-3</meta:generator>
    <dc:title>Alizarin</dc:title>
    <dc:date>2022-08-17T22:26:47.418264052</dc:date>
    <meta:document-statistic meta:object-count="89"/>
  </office:meta>
</office:document-meta>
</file>